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2" style:family="paragraph" style:parent-style-name="Text_20_body">
      <style:paragraph-properties fo:margin-top="0.199cm" fo:margin-bottom="0.199cm"/>
    </style:style>
    <style:style style:name="P13" style:family="paragraph" style:parent-style-name="Text_20_body" style:list-style-name="L3">
      <style:paragraph-properties fo:margin-top="0.199cm" fo:margin-bottom="0.199cm"/>
    </style:style>
    <style:style style:name="P14" style:family="paragraph" style:parent-style-name="Text_20_body" style:list-style-name="L4">
      <style:paragraph-properties fo:margin-top="0.199cm" fo:margin-bottom="0.199cm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6" style:family="paragraph" style:parent-style-name="Text_20_body" style:list-style-name="L4">
      <style:paragraph-properties fo:margin-left="0cm" fo:margin-right="0cm" fo:margin-top="0.199cm" fo:margin-bottom="0.199cm" fo:text-indent="1.199cm" style:auto-text-indent="false"/>
    </style:style>
    <style:style style:name="P17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8" style:family="paragraph" style:parent-style-name="Text_20_body">
      <style:paragraph-properties fo:margin-left="0cm" fo:margin-right="0cm" fo:text-indent="1.199cm" style:auto-text-indent="false"/>
    </style:style>
    <style:style style:name="P19" style:family="paragraph" style:parent-style-name="Text_20_body" style:list-style-name="L2">
      <style:paragraph-properties fo:margin-left="2.498cm" fo:margin-right="0cm" fo:margin-top="0.199cm" fo:margin-bottom="0.199cm" fo:text-indent="-0.635cm" style:auto-text-indent="false"/>
    </style:style>
    <style:style style:name="P20" style:family="paragraph" style:parent-style-name="Text_20_body" style:list-style-name="L2">
      <style:paragraph-properties fo:margin-left="2.498cm" fo:margin-right="0cm" fo:margin-top="0.199cm" fo:margin-bottom="0.199cm" fo:text-indent="-0.635cm" style:auto-text-indent="false"/>
      <style:text-properties fo:font-weight="normal" style:font-weight-asian="normal" style:font-weight-complex="normal"/>
    </style:style>
    <style:style style:name="P21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/>
    </style:style>
    <style:style style:name="T3" style:family="text">
      <style:text-properties fo:language="pt" fo:country="BR" style:text-underline-style="solid" style:text-underline-width="auto" style:text-underline-color="font-color" style:font-name-complex="Arial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Food Delivery Web</text:p>
      <text:p text:style-name="P2">Documento de Visão</text:p>
      <text:p text:style-name="P5"/>
      <text:p text:style-name="P4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10">Caso de Uso UC7 “Manter formas de pagamento”</text:p>
          </table:table-cell>
          <table:table-cell table:style-name="Tabela1.D2" office:value-type="string">
            <text:p text:style-name="P10"><text:s text:c="2"/>Renato Correa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8">Manter formas de pagamento</text:p>
      <text:h text:style-name="P21" text:outline-level="1">Breve Descrição</text:h>
      <text:p text:style-name="Text_20_body">Este caso de uso representa a manutenção dos dados referentes às formas de pagamento. Será demonstrado como efetuar inserção, alteração, exclusão e consulta das formas de pagamento.</text:p>
      <text:h text:style-name="P21" text:outline-level="1">Referências </text:h>
      <text:p text:style-name="Text_20_body">Não há.</text:p>
      <text:h text:style-name="P21" text:outline-level="1">Atores</text:h>
      <text:p text:style-name="Text_20_body">Administrador</text:p>
      <text:h text:style-name="P21" text:outline-level="1">Pré-condições</text:h>
      <text:p text:style-name="Text_20_body">Realizar login no sistema.</text:p>
      <text:h text:style-name="P21" text:outline-level="1">Fluxos de Eventos</text:h>
      <text:h text:style-name="Heading_20_2" text:outline-level="2">Fluxo Básico</text:h>
      <text:p text:style-name="Text_20_body">Este caso de uso começa quando o ator seleciona a opção “Formas de pagamento” no menu “Administração”:</text:p>
      <text:p text:style-name="P15">1. O sistema apresenta a grade com todos as formas de pagamento cadastradas, ordenando-as por código de identificação e data de cadastrado. As seguintes informações serão exibidas na grade: </text:p>
      <text:list xml:id="list2058414572" text:style-name="L2">
        <text:list-item>
          <text:p text:style-name="P19">Código;</text:p>
        </text:list-item>
        <text:list-item>
          <text:p text:style-name="P19">Descrição;</text:p>
        </text:list-item>
        <text:list-item>
          <text:p text:style-name="P19">Tipo (Cartão, Cheque, Dinheiro); </text:p>
        </text:list-item>
        <text:list-item>
          <text:p text:style-name="P19">Desconto/Acréscimo por utilizar aquela forma de pagamento;</text:p>
        </text:list-item>
        <text:list-item>
          <text:p text:style-name="P20">Quantas parcelas o valor total pode ser dividido através <text:s/>da forma de pagamento (1x, 2x, 3x, Nx).</text:p>
        </text:list-item>
      </text:list>
      <text:list xml:id="list1916334639" text:style-name="L3">
        <text:list-item>
          <text:list>
            <text:list-item>
              <text:list>
                <text:list-item>
                  <text:p text:style-name="P13"><text:soft-page-break/>O sistema disponibilizará, em forma de ícone, a opção de inserir, alterar, <text:s/>remover e exibir detalhes.</text:p>
                </text:list-item>
                <text:list-item>
                  <text:p text:style-name="P13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1">A1 – Incluir Forma de Pagamento</text:p>
      <text:p text:style-name="Text_20_body">No passo 1 do fluxo básico: </text:p>
      <text:p text:style-name="P12">1. O ator clica no ícone de <text:span text:style-name="T6">incluir</text:span> “Forma de Pagamento”;</text:p>
      <text:p text:style-name="P15">2. O sistema exibe um formulário com os campos:</text:p>
      <text:list xml:id="list1989812032" text:style-name="L4">
        <text:list-item>
          <text:list>
            <text:list-item>
              <text:list>
                <text:list-item>
                  <text:p text:style-name="P14">Descrição;</text:p>
                </text:list-item>
                <text:list-item>
                  <text:p text:style-name="P14">Tipo da forma de pagamento:</text:p>
                  <text:list>
                    <text:list-item>
                      <text:p text:style-name="P14">Cheque;</text:p>
                    </text:list-item>
                    <text:list-item>
                      <text:p text:style-name="P14">Cartão de Crédito;</text:p>
                    </text:list-item>
                    <text:list-item>
                      <text:p text:style-name="P14">Dinheiro.</text:p>
                    </text:list-item>
                  </text:list>
                </text:list-item>
                <text:list-item>
                  <text:p text:style-name="P14">Descontos ao utilizar aquela forma de pagamento;</text:p>
                </text:list-item>
                <text:list-item>
                  <text:p text:style-name="P14">Acréscimos ao utilizar aquela forma de pagamento;</text:p>
                </text:list-item>
                <text:list-item>
                  <text:p text:style-name="P14">Quantidade de pagamentos que podem ser feitos utilizando aquela forma de pagamento;</text:p>
                </text:list-item>
              </text:list>
            </text:list-item>
          </text:list>
        </text:list-item>
      </text:list>
      <text:p text:style-name="P15">3. O ator informa os valores dos dados.</text:p>
      <text:p text:style-name="P15">4. O ator clica no ícone para salvar os dados.</text:p>
      <text:p text:style-name="P15">5. O sistema inclui os dados na base de dados e exibe a mensagem “Forma de pagamento cadastrada com sucesso”.</text:p>
      <text:p text:style-name="P18">6. O sistema retorna ao passo 1 do fluxo básico. </text:p>
      <text:p text:style-name="Text_20_body"><text:span text:style-name="T3">A2 – Remover Forma de Pagamento</text:span></text:p>
      <text:p text:style-name="Text_20_body">No passo 1 do fluxo básico: </text:p>
      <text:p text:style-name="P12">1. O ator clica no ícone de <text:span text:style-name="T6">remover</text:span> “Forma de Pagamento” correspondente ao item que deseja remover;</text:p>
      <text:p text:style-name="P15">2. O sistema questiona se aquela ação deve realmente ser tomada, através da pergunta: “Deseja realmente excluir esta forma de pagamento?”;</text:p>
      <text:p text:style-name="P15">3. O ator informa se deseja ou não prosseguir;</text:p>
      <text:p text:style-name="P15">4. Se o ator desejar prosseguir, o sistema efetua a remoção, se não, volta ao passo 1 do fluxo básico;</text:p>
      <text:p text:style-name="P15">5. O sistema inclui os dados na base de dados e exibe a mensagem “Forma de pagamento cadastrada com sucesso”.</text:p>
      <text:p text:style-name="Text_20_body"><text:span text:style-name="T3">A3 – Alterar Forma de Pagamento</text:span></text:p>
      <text:p text:style-name="Text_20_body">No passo 1 do fluxo básico: </text:p>
      <text:p text:style-name="P12">1. O ator clica no ícone de <text:span text:style-name="T6">alterar</text:span> “Forma de Pagamento”;</text:p>
      <text:p text:style-name="P15">2. O sistema exibe um formulário com os campos:</text:p>
      <text:list xml:id="list2131064435" text:continue-numbering="true" text:style-name="L4">
        <text:list-item>
          <text:list>
            <text:list-item>
              <text:list>
                <text:list-item>
                  <text:p text:style-name="P14"><text:soft-page-break/>Descrição;</text:p>
                </text:list-item>
                <text:list-item>
                  <text:p text:style-name="P14">Tipo da forma de pagamento:</text:p>
                  <text:list>
                    <text:list-item>
                      <text:p text:style-name="P14">Cheque;</text:p>
                    </text:list-item>
                    <text:list-item>
                      <text:p text:style-name="P14">Cartão de Crédito;</text:p>
                    </text:list-item>
                    <text:list-item>
                      <text:p text:style-name="P14">Dinheiro.</text:p>
                    </text:list-item>
                  </text:list>
                </text:list-item>
                <text:list-item>
                  <text:p text:style-name="P14">Descontos ao utilizar aquela forma de pagamento;</text:p>
                </text:list-item>
                <text:list-item>
                  <text:p text:style-name="P14">Acréscimos ao utilizar aquela forma de pagamento;</text:p>
                </text:list-item>
                <text:list-item>
                  <text:p text:style-name="P14">Quantidade de pagamentos que podem ser feitos utilizando aquela forma de pagamento;</text:p>
                  <text:p text:style-name="P16"/>
                </text:list-item>
              </text:list>
            </text:list-item>
          </text:list>
        </text:list-item>
      </text:list>
      <text:p text:style-name="P15">5. O ator altera os valores dos dados.</text:p>
      <text:p text:style-name="P15">6. O ator seleciona a opção Salvar.</text:p>
      <text:p text:style-name="P15">7. O sistema altera os dados da forma de pagamento na base de dados e exibe a mensagem “Forma de pagamento alterada com sucesso”.</text:p>
      <text:p text:style-name="P17">8. O sistema retorna ao passo 1 do fluxo básico.</text:p>
      <text:p text:style-name="P12"/>
      <text:p text:style-name="P18"/>
      <text:h text:style-name="P21" text:outline-level="1">Pontos de Extensão</text:h>
      <text:p text:style-name="Text_20_body">Não há.</text:p>
      <text:h text:style-name="P21" text:outline-level="1">Casos de Uso Incluídos</text:h>
      <text:p text:style-name="Text_20_body">Não há.</text:p>
      <text:h text:style-name="P21" text:outline-level="1">Pós-Condições</text:h>
      <text:p text:style-name="Text_20_body">Não há.</text:p>
      <text:h text:style-name="P21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21:03:04</dc:date>
    <meta:editing-cycles>48</meta:editing-cycles>
    <meta:editing-duration>PT01H55M08S</meta:editing-duration>
    <meta:generator>BrOffice.org/3.0$Linux OpenOffice.org_project/300m15$Build-9379</meta:generator>
    <meta:document-statistic meta:table-count="1" meta:image-count="0" meta:object-count="0" meta:page-count="3" meta:paragraph-count="81" meta:word-count="585" meta:character-count="3223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